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6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epoch_saved</text:p>
          </table:table-cell>
          <table:table-cell office:value-type="string" calcext:value-type="string">
            <text:p>time_elapsed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uracy</text:p>
          </table:table-cell>
        </table:table-row>
        <table:table-row table:style-name="ro1">
          <table:table-cell office:value-type="string" calcext:value-type="string">
            <text:p>Multiple RoBERT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60.18617153168" calcext:value-type="float">
            <text:p>1560,18617153168</text:p>
          </table:table-cell>
          <table:table-cell office:value-type="float" office:value="1.77445769309998" calcext:value-type="float">
            <text:p>1,77445769309998</text:p>
          </table:table-cell>
          <table:table-cell office:value-type="float" office:value="0.2048" calcext:value-type="float">
            <text:p>0,2048</text:p>
          </table:table-cell>
        </table:table-row>
        <table:table-row table:style-name="ro1">
          <table:table-cell office:value-type="string" calcext:value-type="string">
            <text:p>Single RoBERT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3.177950620651" calcext:value-type="float">
            <text:p>603,177950620651</text:p>
          </table:table-cell>
          <table:table-cell office:value-type="float" office:value="1.77035097848801" calcext:value-type="float">
            <text:p>1,77035097848801</text:p>
          </table:table-cell>
          <table:table-cell office:value-type="float" office:value="0.1931" calcext:value-type="float">
            <text:p>0,1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.00.0000</text:date>, <text:time style:data-style-name="N2" text:time-value="03:11:14.98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20:17:17.446000000</meta:creation-date>
    <dc:date>2025-06-18T03:12:01.339000000</dc:date>
    <meta:editing-duration>PT1H34M9S</meta:editing-duration>
    <meta:editing-cycles>11</meta:editing-cycles>
    <meta:generator>LibreOffice/24.8.7.1$Windows_X86_64 LibreOffice_project/67172c63871c755bc0e5f9fc0c892575790cdcf6</meta:generator>
    <meta:document-statistic meta:table-count="1" meta:cell-count="18" meta:object-count="0"/>
  </office:meta>
</office:document-meta>
</file>